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>
      <style:table-cell-properties fo:background-color="#81d41a"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number-columns-repeated="28"/>
          <table:table-cell table:style-name="Default"/>
          <table:table-cell/>
        </table:table-row>
        <table:table-row table:style-name="ro1">
          <table:table-cell/>
          <table:table-cell table:style-name="ce1" office:value-type="date" office:date-value="2020-03-01" calcext:value-type="date">
            <text:p>03/01/20</text:p>
          </table:table-cell>
          <table:table-cell table:style-name="ce1" office:value-type="date" office:date-value="2020-03-08" calcext:value-type="date">
            <text:p>03/08/20</text:p>
          </table:table-cell>
          <table:table-cell table:style-name="ce1" office:value-type="date" office:date-value="2020-03-15" calcext:value-type="date">
            <text:p>03/15/20</text:p>
          </table:table-cell>
          <table:table-cell table:style-name="ce1" office:value-type="date" office:date-value="2020-03-22" calcext:value-type="date">
            <text:p>03/22/20</text:p>
          </table:table-cell>
          <table:table-cell table:style-name="ce3"/>
          <table:table-cell table:style-name="ce1" office:value-type="date" office:date-value="2020-04-05" calcext:value-type="date">
            <text:p>04/05/20</text:p>
          </table:table-cell>
          <table:table-cell table:style-name="ce3"/>
          <table:table-cell table:style-name="ce2" office:value-type="string" calcext:value-type="string">
            <text:p>4-19-2020</text:p>
          </table:table-cell>
          <table:table-cell table:style-name="ce1" office:value-type="date" office:date-value="2020-04-26" calcext:value-type="date">
            <text:p>04/26/20</text:p>
          </table:table-cell>
          <table:table-cell table:style-name="ce1" office:value-type="date" office:date-value="2020-05-03" calcext:value-type="date">
            <text:p>05/03/20</text:p>
          </table:table-cell>
          <table:table-cell table:style-name="ce1" office:value-type="date" office:date-value="2020-05-10" calcext:value-type="date">
            <text:p>05/10/20</text:p>
          </table:table-cell>
          <table:table-cell table:style-name="ce1" office:value-type="date" office:date-value="2020-05-17" calcext:value-type="date">
            <text:p>05/17/20</text:p>
          </table:table-cell>
          <table:table-cell table:style-name="ce3"/>
          <table:table-cell table:style-name="ce1" office:value-type="date" office:date-value="2020-05-31" calcext:value-type="date">
            <text:p>05/31/20</text:p>
          </table:table-cell>
          <table:table-cell table:style-name="ce1" office:value-type="date" office:date-value="2020-06-07" calcext:value-type="date">
            <text:p>06/07/20</text:p>
          </table:table-cell>
          <table:table-cell table:style-name="ce1" office:value-type="date" office:date-value="2020-06-14" calcext:value-type="date">
            <text:p>06/14/20</text:p>
          </table:table-cell>
          <table:table-cell table:style-name="ce1" office:value-type="date" office:date-value="2020-06-21" calcext:value-type="date">
            <text:p>06/21/20</text:p>
          </table:table-cell>
          <table:table-cell table:style-name="ce1" office:value-type="date" office:date-value="2020-06-28" calcext:value-type="date">
            <text:p>06/28/20</text:p>
          </table:table-cell>
          <table:table-cell table:style-name="ce3" table:number-columns-repeated="3"/>
          <table:table-cell table:style-name="ce1" office:value-type="date" office:date-value="2020-07-26" calcext:value-type="date">
            <text:p>07/26/20</text:p>
          </table:table-cell>
          <table:table-cell table:style-name="ce3" table:number-columns-repeated="3"/>
          <table:table-cell table:style-name="ce1" office:value-type="date" office:date-value="2020-08-23" calcext:value-type="date">
            <text:p>08/23/20</text:p>
          </table:table-cell>
          <table:table-cell table:style-name="ce3"/>
          <table:table-cell office:value-type="date" office:date-value="2020-03-01" calcext:value-type="date">
            <text:p>2020-03-0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 table:number-columns-repeated="5"/>
          <table:table-cell table:style-name="ce2"/>
          <table:table-cell table:style-name="ce3" table:number-columns-repeated="5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/>
          <table:table-cell office:value-type="date" office:date-value="2020-03-02" calcext:value-type="date">
            <text:p>2020-03-0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/>
          <table:table-cell office:value-type="date" office:date-value="2020-03-03" calcext:value-type="date">
            <text:p>2020-03-0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5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office:value-type="date" office:date-value="2020-03-04" calcext:value-type="date">
            <text:p>2020-03-0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style-name="ce2"/>
          <table:table-cell table:style-name="ce3" table:number-columns-repeated="4"/>
          <table:table-cell table:style-name="ce2"/>
          <table:table-cell table:style-name="ce3" table:number-columns-repeated="2"/>
          <table:table-cell table:style-name="ce2"/>
          <table:table-cell table:style-name="ce3" table:number-columns-repeated="5"/>
          <table:table-cell table:style-name="ce2"/>
          <table:table-cell table:style-name="ce3" table:number-columns-repeated="4"/>
          <table:table-cell table:style-name="ce2" table:number-columns-repeated="5"/>
          <table:table-cell table:style-name="ce3"/>
          <table:table-cell table:style-name="ce2"/>
          <table:table-cell table:style-name="ce3"/>
          <table:table-cell office:value-type="date" office:date-value="2020-03-05" calcext:value-type="date">
            <text:p>2020-03-0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/>
          <table:table-cell table:style-name="ce3" table:number-columns-repeated="5"/>
          <table:table-cell table:style-name="ce2"/>
          <table:table-cell table:style-name="ce3" table:number-columns-repeated="5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office:value-type="date" office:date-value="2020-03-06" calcext:value-type="date">
            <text:p>2020-03-0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 table:number-columns-repeated="5"/>
          <table:table-cell table:style-name="ce3"/>
          <table:table-cell table:style-name="ce2" table:number-columns-repeated="5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office:value-type="date" office:date-value="2020-03-07" calcext:value-type="date">
            <text:p>2020-03-0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08" calcext:value-type="date">
            <text:p>2020-03-0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09" calcext:value-type="date">
            <text:p>2020-03-0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10" calcext:value-type="date">
            <text:p>2020-03-1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11" calcext:value-type="date">
            <text:p>2020-03-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12" calcext:value-type="date">
            <text:p>2020-03-1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13" calcext:value-type="date">
            <text:p>2020-03-1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14" calcext:value-type="date">
            <text:p>2020-03-1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16" calcext:value-type="date">
            <text:p>2020-03-1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17" calcext:value-type="date">
            <text:p>2020-03-1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19" calcext:value-type="date">
            <text:p>2020-03-1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20" calcext:value-type="date">
            <text:p>2020-03-2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21" calcext:value-type="date">
            <text:p>2020-03-2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8"/>
          <table:table-cell office:value-type="date" office:date-value="2020-03-26" calcext:value-type="date">
            <text:p>2020-03-2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27" calcext:value-type="date">
            <text:p>2020-03-2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28" calcext:value-type="date">
            <text:p>2020-03-2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29" calcext:value-type="date">
            <text:p>2020-03-2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30" calcext:value-type="date">
            <text:p>2020-03-3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3-31" calcext:value-type="date">
            <text:p>2020-03-3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01" calcext:value-type="date">
            <text:p>2020-04-0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02" calcext:value-type="date">
            <text:p>2020-04-0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03" calcext:value-type="date">
            <text:p>2020-04-0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04" calcext:value-type="date">
            <text:p>2020-04-0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8"/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8"/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8"/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8"/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8"/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8"/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8"/>
          <table:table-cell office:value-type="date" office:date-value="2020-04-12" calcext:value-type="date">
            <text:p>2020-04-1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13" calcext:value-type="date">
            <text:p>2020-04-1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14" calcext:value-type="date">
            <text:p>2020-04-1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15" calcext:value-type="date">
            <text:p>2020-04-1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16" calcext:value-type="date">
            <text:p>2020-04-1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17" calcext:value-type="date">
            <text:p>2020-04-1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18" calcext:value-type="date">
            <text:p>2020-04-1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4-20" calcext:value-type="date">
            <text:p>2020-04-2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21" calcext:value-type="date">
            <text:p>2020-04-2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22" calcext:value-type="date">
            <text:p>2020-04-2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23" calcext:value-type="date">
            <text:p>2020-04-2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4-27" calcext:value-type="date">
            <text:p>2020-04-2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28" calcext:value-type="date">
            <text:p>2020-04-2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29" calcext:value-type="date">
            <text:p>2020-04-2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01" calcext:value-type="date">
            <text:p>2020-05-0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04" calcext:value-type="date">
            <text:p>2020-05-0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05" calcext:value-type="date">
            <text:p>2020-05-0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07" calcext:value-type="date">
            <text:p>2020-05-0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08" calcext:value-type="date">
            <text:p>2020-05-0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11" calcext:value-type="date">
            <text:p>2020-05-1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13" calcext:value-type="date">
            <text:p>2020-05-1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14" calcext:value-type="date">
            <text:p>2020-05-1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15" calcext:value-type="date">
            <text:p>2020-05-1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19" calcext:value-type="date">
            <text:p>2020-05-1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0" calcext:value-type="date">
            <text:p>2020-05-2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1" calcext:value-type="date">
            <text:p>2020-05-2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2" calcext:value-type="date">
            <text:p>2020-05-2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5-24" calcext:value-type="date">
            <text:p>2020-05-2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5" calcext:value-type="date">
            <text:p>2020-05-2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6" calcext:value-type="date">
            <text:p>2020-05-2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7" calcext:value-type="date">
            <text:p>2020-05-2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8" calcext:value-type="date">
            <text:p>2020-05-2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29" calcext:value-type="date">
            <text:p>2020-05-2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30" calcext:value-type="date">
            <text:p>2020-05-3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01" calcext:value-type="date">
            <text:p>2020-06-0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02" calcext:value-type="date">
            <text:p>2020-06-0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03" calcext:value-type="date">
            <text:p>2020-06-0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04" calcext:value-type="date">
            <text:p>2020-06-0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08" calcext:value-type="date">
            <text:p>2020-06-0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09" calcext:value-type="date">
            <text:p>2020-06-0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10" calcext:value-type="date">
            <text:p>2020-06-1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12" calcext:value-type="date">
            <text:p>2020-06-1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15" calcext:value-type="date">
            <text:p>2020-06-1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16" calcext:value-type="date">
            <text:p>2020-06-1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18" calcext:value-type="date">
            <text:p>2020-06-1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19" calcext:value-type="date">
            <text:p>2020-06-1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22" calcext:value-type="date">
            <text:p>2020-06-2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24" calcext:value-type="date">
            <text:p>2020-06-2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25" calcext:value-type="date">
            <text:p>2020-06-2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26" calcext:value-type="date">
            <text:p>2020-06-2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6-30" calcext:value-type="date">
            <text:p>2020-06-3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1" calcext:value-type="date">
            <text:p>2020-07-0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2" calcext:value-type="date">
            <text:p>2020-07-0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3" calcext:value-type="date">
            <text:p>2020-07-0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8"/>
          <table:table-cell office:value-type="date" office:date-value="2020-07-05" calcext:value-type="date">
            <text:p>2020-07-0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6" calcext:value-type="date">
            <text:p>2020-07-0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7" calcext:value-type="date">
            <text:p>2020-07-0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8" calcext:value-type="date">
            <text:p>2020-07-0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09" calcext:value-type="date">
            <text:p>2020-07-0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10" calcext:value-type="date">
            <text:p>2020-07-1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11" calcext:value-type="date">
            <text:p>2020-07-1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12" calcext:value-type="date">
            <text:p>2020-07-1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13" calcext:value-type="date">
            <text:p>2020-07-13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14" calcext:value-type="date">
            <text:p>2020-07-1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19" calcext:value-type="date">
            <text:p>2020-07-1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22" calcext:value-type="date">
            <text:p>2020-07-2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24" calcext:value-type="date">
            <text:p>2020-07-24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25" calcext:value-type="date">
            <text:p>2020-07-2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27" calcext:value-type="date">
            <text:p>2020-07-2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28" calcext:value-type="date">
            <text:p>2020-07-2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29" calcext:value-type="date">
            <text:p>2020-07-2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7-30" calcext:value-type="date">
            <text:p>2020-07-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7-31" calcext:value-type="date">
            <text:p>2020-07-3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01" calcext:value-type="date">
            <text:p>2020-08-0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02" calcext:value-type="date">
            <text:p>2020-08-0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03" calcext:value-type="date">
            <text:p>2020-08-0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8-04" calcext:value-type="date">
            <text:p>2020-08-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8-05" calcext:value-type="date">
            <text:p>2020-08-05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06" calcext:value-type="date">
            <text:p>2020-08-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8-07" calcext:value-type="date">
            <text:p>2020-08-0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08" calcext:value-type="date">
            <text:p>2020-08-0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09" calcext:value-type="date">
            <text:p>2020-08-0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10" calcext:value-type="date">
            <text:p>2020-08-1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11" calcext:value-type="date">
            <text:p>2020-08-1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12" calcext:value-type="date">
            <text:p>2020-08-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8-13" calcext:value-type="date">
            <text:p>2020-08-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8-14" calcext:value-type="date">
            <text:p>2020-08-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8-15" calcext:value-type="date">
            <text:p>2020-08-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8"/>
          <table:table-cell office:value-type="date" office:date-value="2020-08-16" calcext:value-type="date">
            <text:p>2020-08-16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17" calcext:value-type="date">
            <text:p>2020-08-17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18" calcext:value-type="date">
            <text:p>2020-08-1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19" calcext:value-type="date">
            <text:p>2020-08-19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20" calcext:value-type="date">
            <text:p>2020-08-20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21" calcext:value-type="date">
            <text:p>2020-08-21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22" calcext:value-type="date">
            <text:p>2020-08-22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23" calcext:value-type="date">
            <text:p>2020-08-23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8"/>
          <table:table-cell office:value-type="date" office:date-value="2020-08-24" calcext:value-type="date">
            <text:p>2020-08-24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8"/>
          <table:table-cell office:value-type="date" office:date-value="2020-08-25" calcext:value-type="date">
            <text:p>2020-08-25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8"/>
          <table:table-cell office:value-type="date" office:date-value="2020-08-26" calcext:value-type="date">
            <text:p>2020-08-26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8"/>
          <table:table-cell office:value-type="date" office:date-value="2020-08-27" calcext:value-type="date">
            <text:p>2020-08-27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8"/>
          <table:table-cell office:value-type="date" office:date-value="2020-08-28" calcext:value-type="date">
            <text:p>2020-08-28</text:p>
          </table:table-cell>
          <table:table-cell/>
        </table:table-row>
        <table:table-row table:style-name="ro1">
          <table:table-cell table:number-columns-repeated="28"/>
          <table:table-cell office:value-type="date" office:date-value="2020-08-29" calcext:value-type="date">
            <text:p>2020-08-29</text:p>
          </table:table-cell>
          <table:table-cell office:value-type="string" calcext:value-type="string">
            <text:p>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0T18:51:17.291000000</meta:creation-date>
    <dc:date>2020-02-20T19:09:26.780000000</dc:date>
    <meta:editing-duration>PT18M9S</meta:editing-duration>
    <meta:editing-cycles>3</meta:editing-cycles>
    <meta:generator>LibreOffice/6.4.0.3$Windows_X86_64 LibreOffice_project/b0a288ab3d2d4774cb44b62f04d5d28733ac6df8</meta:generator>
    <meta:document-statistic meta:table-count="1" meta:cell-count="273" meta:object-count="0"/>
  </office:meta>
</office:document-meta>
</file>